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493b" officeooo:paragraph-rsid="0012493b"/>
    </style:style>
    <style:style style:name="P2" style:family="paragraph" style:parent-style-name="Standard">
      <style:text-properties officeooo:rsid="0012493b" officeooo:paragraph-rsid="00145b6a"/>
    </style:style>
    <style:style style:name="P3" style:family="paragraph" style:parent-style-name="Standard">
      <style:text-properties officeooo:rsid="0012493b" officeooo:paragraph-rsid="0016a0b1"/>
    </style:style>
    <style:style style:name="P4" style:family="paragraph" style:parent-style-name="Standard">
      <style:text-properties officeooo:rsid="0012f7c3" officeooo:paragraph-rsid="0012f7c3"/>
    </style:style>
    <style:style style:name="P5" style:family="paragraph" style:parent-style-name="Standard">
      <style:text-properties officeooo:rsid="00145b6a" officeooo:paragraph-rsid="00145b6a"/>
    </style:style>
    <style:style style:name="P6" style:family="paragraph" style:parent-style-name="Standard">
      <style:text-properties officeooo:rsid="001986d5" officeooo:paragraph-rsid="001986d5"/>
    </style:style>
    <style:style style:name="P7" style:family="paragraph" style:parent-style-name="Standard">
      <style:text-properties officeooo:rsid="001a1009" officeooo:paragraph-rsid="001a1009"/>
    </style:style>
    <style:style style:name="P8" style:family="paragraph" style:parent-style-name="Standard">
      <style:text-properties officeooo:rsid="001a1009" officeooo:paragraph-rsid="001c0104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1a1009" officeooo:paragraph-rsid="001a1009"/>
    </style:style>
    <style:style style:name="T1" style:family="text">
      <style:text-properties officeooo:rsid="00145b6a"/>
    </style:style>
    <style:style style:name="T2" style:family="text">
      <style:text-properties officeooo:rsid="0021f6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-<text:span text:style-name="T1">&gt;grep 'mellons' sample.txt | wc -l</text:span></text:p>
      <text:p text:style-name="P2">10Linux Assessment</text:p>
      <text:p text:style-name="P1"/>
      <text:p text:style-name="P4">Solutions</text:p>
      <text:p text:style-name="P4"/>
      <text:p text:style-name="P4">1) Consider a text file which has multi-lines text, output all the lines which has a specific word and also output the total number of occurrences of that word.</text:p>
      <text:p text:style-name="P4"/>
      <text:p text:style-name="P4">Command to output all lines which has a specific word</text:p>
      <text:p text:style-name="P5">-&gt;grep 'mellons' sample.txt</text:p>
      <text:p text:style-name="P5">Mark watermellons 12</text:p>
      <text:p text:style-name="P5">Oliver rockmellons 2</text:p>
      <text:p text:style-name="P5">Mark watermellons 12</text:p>
      <text:p text:style-name="P5">Oliver rockmellons 2</text:p>
      <text:p text:style-name="P5">Mark watermellons 12</text:p>
      <text:p text:style-name="P5">Oliver rockmellons 2</text:p>
      <text:p text:style-name="P5">Mark watermellons 12</text:p>
      <text:p text:style-name="P5">Oliver rockmellons 2</text:p>
      <text:p text:style-name="P5">Mark watermellons 12</text:p>
      <text:p text:style-name="P5">Oliver rockmellons 2</text:p>
      <text:p text:style-name="P5"/>
      <text:p text:style-name="P5">Command to give the word count of the occurences of the word</text:p>
      <text:p text:style-name="P5"/>
      <text:p text:style-name="P4">-<text:span text:style-name="T1">&gt;</text:span>grep -<text:span text:style-name="T2">o</text:span> 'mellons' sample.txt | wc -l</text:p>
      <text:p text:style-name="P4">10</text:p>
      <text:p text:style-name="P4"/>
      <text:p text:style-name="P1"/>
      <text:p text:style-name="P3">2) Search for all the files that have a ‘.txt’ extension in the current working directory.</text:p>
      <text:p text:style-name="P3"/>
      <text:p text:style-name="P3">root@Quantiphi-928:/home/shriram/Desktop/LinuxAssessment# ls</text:p>
      <text:p text:style-name="P3">1.txt <text:s/>2.txt <text:s/>3.txt <text:s/>linux_solutions.odt <text:s/>sample.txt</text:p>
      <text:p text:style-name="P3">root@Quantiphi-928:/home/shriram/Desktop/LinuxAssessment# find . -type f -name "*.txt"</text:p>
      <text:p text:style-name="P3">./3.txt</text:p>
      <text:p text:style-name="P3">./1.txt</text:p>
      <text:p text:style-name="P3">./sample.txt</text:p>
      <text:p text:style-name="P3">./2.txt</text:p>
      <text:p text:style-name="P3"/>
      <text:p text:style-name="P6">3) Execute a specific command in all the subdirectories whose names starts with “aws”. For example, your sub-directories are “aws_1”, “aws_2”, “gcp_1”, “aws_3”., Execute “pwd” command in the directories “aws_1”, “aws_2” and “aws_3”.</text:p>
      <text:p text:style-name="P3"/>
      <text:p text:style-name="P3">shriram@Quantiphi-928:~/Desktop/LinuxAssessment$ ls</text:p>
      <text:p text:style-name="P3">1.txt <text:s/>2.txt <text:s/>3.txt <text:s/>aws_1 <text:s/>aws_2 <text:s/>aws_3 <text:s/>gcp_1 <text:s/>linux_solutions.odt <text:s/>sample.txt</text:p>
      <text:p text:style-name="P3">shriram@Quantiphi-928:~/Desktop/LinuxAssessment$ for d in `find . -type d -name "aws*"`; do (cd "$d" &amp;&amp; pwd); done</text:p>
      <text:p text:style-name="P3">/home/shriram/Desktop/LinuxAssessment/aws_2</text:p>
      <text:p text:style-name="P3">/home/shriram/Desktop/LinuxAssessment/aws_3</text:p>
      <text:p text:style-name="P3">/home/shriram/Desktop/LinuxAssessment/aws_1</text:p>
      <text:p text:style-name="P3">shriram@Quantiphi-928:~/Desktop/LinuxAssessment$ </text:p>
      <text:p text:style-name="P3"/>
      <text:p text:style-name="P7">4) Consider a text file and replace a specific word with any word of your choice.</text:p>
      <text:p text:style-name="P7"/>
      <text:p text:style-name="P7">shriram@Quantiphi-928:~/Desktop/LinuxAssessment$ cat sample.txt</text:p>
      <text:p text:style-name="P7">Fred apples 20</text:p>
      <text:p text:style-name="P7">Susy oranges 5</text:p>
      <text:p text:style-name="P7">Mark watermellons 12</text:p>
      <text:p text:style-name="P7">Robert pears 4</text:p>
      <text:p text:style-name="P7"><text:soft-page-break/>Terry oranges 9</text:p>
      <text:p text:style-name="P7">Lisa peaches 7</text:p>
      <text:p text:style-name="P7">Susy oranges 12</text:p>
      <text:p text:style-name="P7">Mark grapes 39</text:p>
      <text:p text:style-name="P7">Anne mangoes 7</text:p>
      <text:p text:style-name="P7">Greg pineapples 3</text:p>
      <text:p text:style-name="P7">Oliver rockmellons 2</text:p>
      <text:p text:style-name="P7">Betty limes 14</text:p>
      <text:p text:style-name="P7">shriram@Quantiphi-928:~/Desktop/LinuxAssessment$ sed s/mellons/pines/g sample.txt</text:p>
      <text:p text:style-name="P7">Fred apples 20</text:p>
      <text:p text:style-name="P7">Susy oranges 5</text:p>
      <text:p text:style-name="P7">Mark waterpines 12</text:p>
      <text:p text:style-name="P7">Robert pears 4</text:p>
      <text:p text:style-name="P7">Terry oranges 9</text:p>
      <text:p text:style-name="P7">Lisa peaches 7</text:p>
      <text:p text:style-name="P7">Susy oranges 12</text:p>
      <text:p text:style-name="P7">Mark grapes 39</text:p>
      <text:p text:style-name="P7">Anne mangoes 7</text:p>
      <text:p text:style-name="P7">Greg pineapples 3</text:p>
      <text:p text:style-name="P7">Oliver rockpines 2</text:p>
      <text:p text:style-name="P7">Betty limes 14</text:p>
      <text:p text:style-name="P9"/>
      <text:p text:style-name="P8">5) Use jq command line tool to get the arn of the s3 bucket from the file “s3_info.txt” which has the below content</text:p>
      <text:p text:style-name="P8"/>
      <text:p text:style-name="P8">root@Quantiphi-928:/home/shriram/Desktop/LinuxAssessment# cat s3_info.txt</text:p>
      <text:p text:style-name="P8">{</text:p>
      <text:p text:style-name="P8"><text:s text:c="2"/>"Records": [</text:p>
      <text:p text:style-name="P8"><text:s text:c="4"/>{</text:p>
      <text:p text:style-name="P8"><text:s text:c="6"/>"eventVersion": "2.0",</text:p>
      <text:p text:style-name="P8"><text:s text:c="6"/>"eventTime": "1970-01-01T00:00:00.000Z",</text:p>
      <text:p text:style-name="P8"><text:s text:c="6"/>"requestParameters": {</text:p>
      <text:p text:style-name="P8"><text:s text:c="8"/>"sourceIPAddress": "127.0.0.1"</text:p>
      <text:p text:style-name="P8"><text:s text:c="6"/>},</text:p>
      <text:p text:style-name="P8"><text:s text:c="6"/>"s3": {</text:p>
      <text:p text:style-name="P8"><text:s text:c="8"/>"configurationId": "testConfigRule",</text:p>
      <text:p text:style-name="P8"><text:s text:c="8"/>"object": {</text:p>
      <text:p text:style-name="P8"><text:s text:c="10"/>"eTag": "0123456789abcdef0123456789abcdef",</text:p>
      <text:p text:style-name="P8"><text:s text:c="10"/>"sequencer": "0A1B2C3D4E5F678901",</text:p>
      <text:p text:style-name="P8"><text:s text:c="10"/>"key": "HappyFace.jpg",</text:p>
      <text:p text:style-name="P8"><text:s text:c="10"/>"size": 1024</text:p>
      <text:p text:style-name="P8"><text:s text:c="8"/>},</text:p>
      <text:p text:style-name="P8"><text:s text:c="8"/>"bucket": {</text:p>
      <text:p text:style-name="P8"><text:s text:c="10"/>"arn": "arn:aws:s3:::mybucket",</text:p>
      <text:p text:style-name="P8"><text:s text:c="10"/>"name": "sourcebucket",</text:p>
      <text:p text:style-name="P8"><text:s text:c="10"/>"ownerIdentity": {</text:p>
      <text:p text:style-name="P8"><text:s text:c="12"/>"principalId": "EXAMPLE"</text:p>
      <text:p text:style-name="P8"><text:s text:c="10"/>}</text:p>
      <text:p text:style-name="P8"><text:s text:c="8"/>},</text:p>
      <text:p text:style-name="P8"><text:s text:c="8"/>"s3SchemaVersion": "1.0"</text:p>
      <text:p text:style-name="P8"><text:s text:c="6"/>},</text:p>
      <text:p text:style-name="P8"><text:s text:c="6"/>"responseElements": {</text:p>
      <text:p text:style-name="P8"><text:s text:c="8"/>"x-amz-id-2": "EXAMPLE123/5678abcdefghijklambdaisawesome/mnopqrstuvwxyzABCDEFGH",</text:p>
      <text:p text:style-name="P8"><text:s text:c="8"/>"x-amz-request-id": "EXAMPLE123456789"</text:p>
      <text:p text:style-name="P8"><text:s text:c="6"/>},</text:p>
      <text:p text:style-name="P8"><text:s text:c="6"/>"awsRegion": "us-east-1",</text:p>
      <text:p text:style-name="P8"><text:soft-page-break/><text:s text:c="6"/>"eventName": "ObjectCreated:Put",</text:p>
      <text:p text:style-name="P8"><text:s text:c="6"/>"userIdentity": {</text:p>
      <text:p text:style-name="P8"><text:s text:c="8"/>"principalId": "EXAMPLE"</text:p>
      <text:p text:style-name="P8"><text:s text:c="6"/>},</text:p>
      <text:p text:style-name="P8"><text:s text:c="6"/>"eventSource": "aws:s3"</text:p>
      <text:p text:style-name="P8"><text:s text:c="4"/>}</text:p>
      <text:p text:style-name="P8"><text:s text:c="2"/>]</text:p>
      <text:p text:style-name="P8">}</text:p>
      <text:p text:style-name="P8">root@Quantiphi-928:/home/shriram/Desktop/LinuxAssessment# jq '.Records[0].s3.bucket.arn' s3_info.txt</text:p>
      <text:p text:style-name="P8">"arn:aws:s3:::mybucket"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5:57:45.170009064</meta:creation-date>
    <dc:date>2019-07-05T13:17:46.457576781</dc:date>
    <meta:editing-duration>PT1H42M44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3" meta:paragraph-count="104" meta:word-count="389" meta:character-count="3446" meta:non-whitespace-character-count="2885"/>
  </office:meta>
</office:document-meta>
</file>